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Liberation Sans" officeooo:rsid="0011fa1a" officeooo:paragraph-rsid="0011fa1a"/>
    </style:style>
    <style:style style:name="P2" style:family="paragraph" style:parent-style-name="Standard" style:list-style-name="L1">
      <style:paragraph-properties fo:line-height="115%"/>
      <style:text-properties style:font-name="Liberation Sans" fo:font-style="normal" officeooo:rsid="00120202" officeooo:paragraph-rsid="00120202" style:font-style-asian="normal" style:font-style-complex="normal"/>
    </style:style>
    <style:style style:name="P3" style:family="paragraph" style:parent-style-name="Standard" style:list-style-name="L1">
      <style:paragraph-properties fo:line-height="115%"/>
      <style:text-properties style:font-name="Liberation Sans" officeooo:rsid="0018cfec" officeooo:paragraph-rsid="0018cfec"/>
    </style:style>
    <style:style style:name="P4" style:family="paragraph" style:parent-style-name="Standard">
      <style:paragraph-properties fo:line-height="115%"/>
      <style:text-properties style:font-name="Liberation Sans" officeooo:rsid="000f9ba6" officeooo:paragraph-rsid="000f9ba6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ans" officeooo:rsid="001665b2" officeooo:paragraph-rsid="001665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0202" style:font-style-asian="italic" style:font-style-complex="italic"/>
    </style:style>
    <style:style style:name="T3" style:family="text">
      <style:text-properties fo:font-style="normal" officeooo:rsid="00120202" style:font-style-asian="normal" style:font-style-complex="normal"/>
    </style:style>
    <style:style style:name="T4" style:family="text">
      <style:text-properties officeooo:rsid="0019b6ca"/>
    </style:style>
    <style:style style:name="T5" style:family="text">
      <style:text-properties officeooo:rsid="001a1f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chary Thompson</text:p>
      <text:p text:style-name="P5">Lab 15</text:p>
      <text:list xml:id="list3629842960" text:style-name="L1">
        <text:list-item>
          <text:p text:style-name="P1">an address</text:p>
        </text:list-item>
        <text:list-item>
          <text:p text:style-name="P1">3.75</text:p>
        </text:list-item>
        <text:list-item>
          <text:p text:style-name="P1">an address</text:p>
        </text:list-item>
        <text:list-item>
          <text:p text:style-name="P1">3.75</text:p>
        </text:list-item>
        <text:list-item>
          <text:p text:style-name="P3">an address</text:p>
        </text:list-item>
        <text:list-item>
          <text:p text:style-name="P1">The output of lines 6 and 7 are the same because they are doing the same thing written in a different way.<text:span text:style-name="T1"> </text:span><text:span text:style-name="T3">The array </text:span><text:span text:style-name="T2">vals</text:span><text:span text:style-name="T3"> is a pointer to the first element in that array. Dereferencing that pointer using * will give you the value of the first element. </text:span></text:p>
        </text:list-item>
        <text:list-item>
          <text:p text:style-name="P2">The size of the integer data type is 4 bytes, so each element in the array uses 4 bytes of memory. <text:span text:style-name="T5">Since the elements are stored next to eachother in memory, the memory addresses in this case end up being 4 bytes apart.</text:span></text:p>
        </text:list-item>
        <text:list-item>
          <text:p text:style-name="P2">It is valid to assign an array to a pointer because the array is a pointer, <text:span text:style-name="T4">and the array and pointer share the same data type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13:32:16.663242711</meta:creation-date>
    <dc:date>2021-04-11T23:08:24.728521257</dc:date>
    <meta:editing-duration>PT23M6S</meta:editing-duration>
    <meta:editing-cycles>12</meta:editing-cycles>
    <meta:generator>LibreOffice/7.1.2.2$Linux_X86_64 LibreOffice_project/10$Build-2</meta:generator>
    <meta:document-statistic meta:table-count="0" meta:image-count="0" meta:object-count="0" meta:page-count="1" meta:paragraph-count="10" meta:word-count="138" meta:character-count="674" meta:non-whitespace-character-count="553"/>
  </office:meta>
</office:document-meta>
</file>